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8cm" style:rel-column-width="458*"/>
    </style:style>
    <style:style style:name="Table1.B" style:family="table-column">
      <style:table-column-properties style:column-width="11.793cm" style:rel-column-width="6686*"/>
    </style:style>
    <style:style style:name="Table1.C" style:family="table-column">
      <style:table-column-properties style:column-width="2.304cm" style:rel-column-width="1306*"/>
    </style:style>
    <style:style style:name="Table1.D" style:family="table-column">
      <style:table-column-properties style:column-width="2.096cm" style:rel-column-width="11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officeooo:rsid="004e2ae8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T3" style:family="text">
      <style:text-properties officeooo:rsid="00624ea9"/>
    </style:style>
    <style:style style:name="T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0" svg:width="14.371cm" svg:height="2.352cm" svg:x="3.233cm" svg:y="-1.284cm"><draw:text-box><text:p text:style-name="P9"><text:span text:style-name="T4">Section: InaSAFE</text:span></text:p><text:p text:style-name="P9"><text:span text:style-name="T5">Module : Answers</text:span></text:p></draw:text-box></draw:frame></text:p>
      <text:p text:style-name="P2"/>
      <text:p text:style-name="P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4">Question</text:p>
          </table:table-cell>
          <table:table-cell table:style-name="Table1.D1" office:value-type="string">
            <text:p text:style-name="P4">Answe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Introduction to InaSAF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ontingency plans overview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Hazard overview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Hazard classification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Exposure overview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Aggregation overview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mpacts overview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Installing InaSAF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Exercise 1: First analysi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Exercise 2: <text:span text:style-name="T3">Tandale with OSM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6">Reporting an issue with InaSAF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6">Exercise 3: Tandale from scratch (intro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6">Exercise 3: Tandale from scratch (street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6">Exercise 3: Tandale from scratch (building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6">Exercise 3: Tandale from scratch (floo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6">Exercise 3: Tandale from scratch (ward mappers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6">Sources of data: hazard modell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6">Sources of data: hazard mapping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8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44M28S</meta:editing-duration>
    <meta:editing-cycles>46</meta:editing-cycles>
    <meta:generator>LibreOffice/5.3.3.2$MacOSX_X86_64 LibreOffice_project/3d9a8b4b4e538a85e0782bd6c2d430bafe583448</meta:generator>
    <dc:date>2017-07-02T21:00:01.312369000</dc:date>
    <meta:document-statistic meta:table-count="1" meta:image-count="3" meta:object-count="0" meta:page-count="1" meta:paragraph-count="42" meta:word-count="102" meta:character-count="627" meta:non-whitespace-character-count="567"/>
  </office:meta>
</office:document-meta>
</file>